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Heading_20_1">
      <style:text-properties fo:font-size="15pt" style:text-underline-style="solid" style:text-underline-width="auto" style:text-underline-color="font-color" fo:font-weight="bold" officeooo:rsid="0001e2b1" officeooo:paragraph-rsid="0001e2b1" style:font-size-asian="13.1000003814697pt" style:font-weight-asian="bold" style:font-size-complex="15pt" style:font-weight-complex="bold"/>
    </style:style>
    <style:style style:name="P3" style:family="paragraph" style:parent-style-name="Heading_20_1">
      <style:paragraph-properties fo:margin-top="0cm" fo:margin-bottom="0cm" loext:contextual-spacing="false"/>
      <style:text-properties fo:font-size="13pt" style:font-size-asian="13pt" style:font-size-complex="13pt"/>
    </style:style>
    <style:style style:name="P4" style:family="paragraph" style:parent-style-name="Heading_20_1">
      <style:paragraph-properties fo:margin-top="0cm" fo:margin-bottom="0cm" loext:contextual-spacing="false"/>
      <style:text-properties fo:font-size="13pt" fo:font-weight="normal" officeooo:paragraph-rsid="0001e2b1" style:font-size-asian="13pt" style:font-weight-asian="normal" style:font-size-complex="13pt" style:font-weight-complex="normal"/>
    </style:style>
    <style:style style:name="P5" style:family="paragraph" style:parent-style-name="Heading_20_1">
      <style:paragraph-properties fo:margin-top="0cm" fo:margin-bottom="0cm" loext:contextual-spacing="false"/>
      <style:text-properties fo:font-size="13pt" fo:font-weight="bold" officeooo:rsid="0001e2b1" officeooo:paragraph-rsid="0001e2b1" style:font-size-asian="13pt" style:font-weight-asian="bold" style:font-size-complex="13pt" style:font-weight-complex="bold"/>
    </style:style>
    <style:style style:name="P6" style:family="paragraph" style:parent-style-name="Heading_20_1">
      <style:paragraph-properties fo:margin-top="0cm" fo:margin-bottom="0cm" loext:contextual-spacing="false"/>
      <style:text-properties fo:font-size="12pt" style:font-size-asian="12pt" style:font-size-complex="12pt"/>
    </style:style>
    <style:style style:name="P7" style:family="paragraph" style:parent-style-name="Heading_20_1">
      <style:paragraph-properties fo:margin-top="0cm" fo:margin-bottom="0cm" loext:contextual-spacing="false"/>
      <style:text-properties fo:font-size="12pt" officeooo:paragraph-rsid="0001e2b1" style:font-size-asian="12pt" style:font-size-complex="12pt"/>
    </style:style>
    <style:style style:name="P8" style:family="paragraph" style:parent-style-name="Heading_20_2">
      <style:paragraph-properties fo:margin-top="0cm" fo:margin-bottom="0cm" loext:contextual-spacing="false"/>
      <style:text-properties fo:font-size="13pt" fo:font-weight="normal" officeooo:rsid="0001e2b1" officeooo:paragraph-rsid="00021f97" style:font-size-asian="13pt" style:font-weight-asian="normal" style:font-size-complex="13pt" style:font-weight-complex="normal"/>
    </style:style>
    <style:style style:name="P9" style:family="paragraph" style:parent-style-name="Heading_20_2">
      <style:paragraph-properties fo:margin-top="0cm" fo:margin-bottom="0cm" loext:contextual-spacing="false"/>
      <style:text-properties fo:font-size="13pt" fo:font-weight="normal" officeooo:rsid="0001e2b1" officeooo:paragraph-rsid="00027b87" style:font-size-asian="13pt" style:font-weight-asian="normal" style:font-size-complex="13pt" style:font-weight-complex="normal"/>
    </style:style>
    <style:style style:name="P10" style:family="paragraph" style:parent-style-name="Heading_20_2">
      <style:paragraph-properties fo:margin-top="0cm" fo:margin-bottom="0cm" loext:contextual-spacing="false"/>
      <style:text-properties fo:font-size="12pt" fo:font-weight="normal" officeooo:paragraph-rsid="0001e2b1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top="0cm" fo:margin-bottom="0cm" loext:contextual-spacing="false" fo:line-height="100%"/>
      <style:text-properties fo:font-size="12pt" fo:font-weight="normal" officeooo:paragraph-rsid="0001e2b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3pt" style:font-size-asian="13pt" style:font-size-complex="13pt"/>
    </style:style>
    <style:style style:name="P13" style:family="paragraph" style:parent-style-name="Text_20_body">
      <style:paragraph-properties fo:margin-top="0cm" fo:margin-bottom="0cm" loext:contextual-spacing="false"/>
      <style:text-properties fo:font-size="13pt" fo:font-weight="normal" officeooo:rsid="00021f97" officeooo:paragraph-rsid="00021f97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size="13pt" fo:font-weight="normal" officeooo:rsid="00021f97" officeooo:paragraph-rsid="00021f97" style:font-size-asian="11.3500003814697pt" style:font-weight-asian="normal" style:font-size-complex="13pt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/>
      <style:text-properties fo:font-size="15pt" fo:font-weight="bold" officeooo:rsid="0001e2b1" officeooo:paragraph-rsid="0001e2b1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size="15pt" fo:font-weight="bold" officeooo:paragraph-rsid="00027b87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size="15pt" officeooo:paragraph-rsid="00027b87" style:font-size-asian="15pt" style:font-size-complex="15pt"/>
    </style:style>
    <style:style style:name="P19" style:family="paragraph" style:parent-style-name="Text_20_body">
      <style:paragraph-properties fo:margin-top="0.101cm" fo:margin-bottom="0.101cm" loext:contextual-spacing="false">
        <style:tab-stops>
          <style:tab-stop style:position="17.013cm"/>
        </style:tab-stops>
      </style:paragraph-properties>
      <style:text-properties fo:font-size="13pt" officeooo:rsid="0001e2b1" officeooo:paragraph-rsid="0001e2b1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1e2b1" style:font-size-asian="12pt" style:font-size-complex="12pt"/>
    </style:style>
    <style:style style:name="T3" style:family="text">
      <style:text-properties officeooo:rsid="00021f97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01e2b1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021f97" style:font-size-asian="13pt" style:font-weight-asian="normal" style:font-size-complex="13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021f97" style:font-size-asian="13pt" style:font-size-complex="13pt"/>
    </style:style>
    <style:style style:name="T9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solid" style:text-underline-width="auto" style:text-underline-color="font-color" fo:font-weight="bold" officeooo:rsid="00021f97" style:font-size-asian="13pt" style:font-weight-asian="bold" style:font-size-complex="13pt" style:font-weight-complex="bold"/>
    </style:style>
    <style:style style:name="T11" style:family="text">
      <style:text-properties officeooo:rsid="00027b87"/>
    </style:style>
    <style:style style:name="T12" style:family="text">
      <style:text-properties style:text-underline-style="solid" style:text-underline-width="auto" style:text-underline-color="font-color" fo:font-weight="bold" officeooo:rsid="00021f97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01e2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cesseur</text:h>
      <text:h text:style-name="P1" text:outline-level="1">Intel Core i5-10400 (2.9 GHz / 4.3 GHz) <text:s/><text:span text:style-name="T11">229,96e</text:span></text:h>
      <text:h text:style-name="P10" text:outline-level="2">6-Core 12-Threads </text:h>
      <text:h text:style-name="P11" text:outline-level="2">Socket 1200 </text:h>
      <text:h text:style-name="P11" text:outline-level="2">Intel UHD Graphics 630 </text:h>
      <text:h text:style-name="P11" text:outline-level="2">(version boîte - garantie Intel 3 ans)</text:h>
      <text:p text:style-name="P15"/>
      <text:h text:style-name="P4" text:outline-level="1"><text:a xlink:type="simple" xlink:href="https://www.ldlc.com/fiche/PB00337388.html" text:style-name="Internet_20_link" text:visited-style-name="Visited_20_Internet_20_Link"><text:span text:style-name="T2">h</text:span></text:a><text:a xlink:type="simple" xlink:href="https://www.ldlc.com/fiche/PB00337388.html" text:style-name="Internet_20_link" text:visited-style-name="Visited_20_Internet_20_Link"><text:span text:style-name="T1">ttps://www.ldlc.com/fiche/PB00337388.html</text:span></text:a></text:h>
      <text:h text:style-name="P6" text:outline-level="1"/>
      <text:h text:style-name="P7" text:outline-level="1"><text:span text:style-name="T13">Alternative</text:span></text:h>
      <text:p text:style-name="P19">Jsp encore laisse moi du temps fdp</text:p>
      <text:h text:style-name="P3" text:outline-level="1"/>
      <text:p text:style-name="P16">carte mère</text:p>
      <text:p text:style-name="P16"/>
      <text:h text:style-name="P5" text:outline-level="1">Gigabyte B560 HD3 129€95</text:h>
      <text:h text:style-name="P8" text:outline-level="2">ATX </text:h>
      <text:h text:style-name="P8" text:outline-level="2">Socket 1200 </text:h>
      <text:h text:style-name="P8" text:outline-level="2">Intel B560 Express</text:h>
      <text:h text:style-name="P8" text:outline-level="2">4x DDR4 (2133Mhz-<text:span text:style-name="T3">4600</text:span>Mhz) 32go pr slot/ 128go total</text:h>
      <text:h text:style-name="P9" text:outline-level="2">M.2 PCIe 4.0</text:h>
      <text:h text:style-name="P9" text:outline-level="2"><text:span text:style-name="T3">6x</text:span>SATA 6Gb/s + M.2 PCI-E NVMe <text:s/></text:h>
      <text:h text:style-name="P8" text:outline-level="2"><text:span text:style-name="T11">4x </text:span>USB 3.0, <text:span text:style-name="T11">2x USB 2.0</text:span> </text:h>
      <text:p text:style-name="P13">1 x displayport, 1x DVI, 1x HDMI, 1x VGA</text:p>
      <text:p text:style-name="P14">LAN 100/1000mbps</text:p>
      <text:p text:style-name="P16"><text:a xlink:type="simple" xlink:href="https://www.ldlc.com/fiche/PB00428340.html" text:style-name="Internet_20_link" text:visited-style-name="Visited_20_Internet_20_Link"><text:span text:style-name="T9">https://www.ldlc.com/fiche/PB00428340.html</text:span></text:a></text:p>
      <text:p text:style-name="P16"/>
      <text:p text:style-name="P18"><text:span text:style-name="T12">alternatif</text:span></text:p>
      <text:p text:style-name="P18"><text:span text:style-name="T10"/></text:p>
      <text:p text:style-name="P17"><text:span text:style-name="T7">MSI Z590-A PRO </text:span><text:span text:style-name="T8">179,95e</text:span><text:span text:style-name="T7"> </text:span></text:p>
      <text:p text:style-name="P18"><text:span text:style-name="T4">ATX </text:span></text:p>
      <text:p text:style-name="P18"><text:span text:style-name="T4">Socket 1200 </text:span></text:p>
      <text:p text:style-name="P18"><text:span text:style-name="T4">Intel Z590 Express </text:span></text:p>
      <text:p text:style-name="P18"><text:span text:style-name="T4">4x DDR4 </text:span><text:span text:style-name="T5">(2133Mhz-5333Mhz)</text:span><text:span text:style-name="T4"> </text:span><text:span text:style-name="T5">32go pr slot/ 128go total</text:span></text:p>
      <text:p text:style-name="P18"><text:span text:style-name="T6">6x</text:span><text:span text:style-name="T4">SATA 6Gb/s + M.2 PCI-E NVMe </text:span></text:p>
      <text:p text:style-name="P18"><text:span text:style-name="T5">1x</text:span><text:span text:style-name="T4">USB 3.2, </text:span><text:span text:style-name="T6">1xUSB 3.1, 2xUSB 3.0, 4xUSB 2.0</text:span></text:p>
      <text:p text:style-name="P18"><text:span text:style-name="T4">PCI-Express 4.0 16x </text:span></text:p>
      <text:p text:style-name="P18"><text:span text:style-name="T4">LAN 2.5 GbE</text:span></text:p>
      <text:p text:style-name="P12"><text:a xlink:type="simple" xlink:href="https://www.ldlc.com/fiche/PB00408337.html" text:style-name="Internet_20_link" text:visited-style-name="Visited_20_Internet_20_Link">https://www.ldlc.com/fiche/PB00408337.html</text:a></text:p>
      <text:p text:style-name="P1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2-11-16T14:15:59.435000000</dc:date>
    <meta:editing-duration>PT31S</meta:editing-duration>
    <meta:editing-cycles>1</meta:editing-cycles>
    <meta:document-statistic meta:table-count="0" meta:image-count="0" meta:object-count="0" meta:page-count="2" meta:paragraph-count="32" meta:word-count="121" meta:character-count="783" meta:non-whitespace-character-count="679"/>
  </office:meta>
</office:document-meta>
</file>